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01753"/>
          <table:table-cell office:value-type="float" office:value="0.06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60.0"/>
          <table:table-cell office:value-type="float" office:value="6223.0"/>
          <table:table-cell office:value-type="float" office:value="18182.0"/>
          <table:table-cell office:value-type="float" office:value="99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8064"/>
          <table:table-cell office:value-type="float" office:value="1.795"/>
          <table:table-cell office:value-type="float" office:value="1.74"/>
          <table:table-cell office:value-type="float" office:value="90513.0"/>
          <table:table-cell office:value-type="float" office:value="0.0"/>
          <table:table-cell office:value-type="float" office:value="148.0"/>
          <table:table-cell office:value-type="float" office:value="13622.0"/>
          <table:table-cell office:value-type="float" office:value="60.0"/>
          <table:table-cell office:value-type="float" office:value="6223.0"/>
          <table:table-cell office:value-type="float" office:value="18182.0"/>
          <table:table-cell office:value-type="float" office:value="103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0.796"/>
          <table:table-cell office:value-type="float" office:value="190.563"/>
          <table:table-cell office:value-type="float" office:value="190.51"/>
          <table:table-cell office:value-type="float" office:value="8004754.0"/>
          <table:table-cell office:value-type="float" office:value="0.0"/>
          <table:table-cell office:value-type="float" office:value="9468.0"/>
          <table:table-cell office:value-type="float" office:value="1110507.0"/>
          <table:table-cell office:value-type="float" office:value="36.0"/>
          <table:table-cell office:value-type="float" office:value="5494.0"/>
          <table:table-cell office:value-type="float" office:value="15704.0"/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62564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24863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8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12524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6.8819"/>
          <table:table-cell office:value-type="float" office:value="16.665"/>
          <table:table-cell office:value-type="float" office:value="16.59"/>
          <table:table-cell office:value-type="float" office:value="548125.0"/>
          <table:table-cell office:value-type="float" office:value="0.0"/>
          <table:table-cell office:value-type="float" office:value="253.0"/>
          <table:table-cell office:value-type="float" office:value="20898.0"/>
          <table:table-cell office:value-type="float" office:value="60.0"/>
          <table:table-cell office:value-type="float" office:value="6223.0"/>
          <table:table-cell office:value-type="float" office:value="18192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461"/>
          <table:table-cell office:value-type="float" office:value="382.161"/>
          <table:table-cell office:value-type="float" office:value="382.08"/>
          <table:table-cell office:value-type="float" office:value="22140998.0"/>
          <table:table-cell office:value-type="float" office:value="0.0"/>
          <table:table-cell office:value-type="float" office:value="10734.0"/>
          <table:table-cell office:value-type="float" office:value="1426410.0"/>
          <table:table-cell office:value-type="float" office:value="60.0"/>
          <table:table-cell office:value-type="float" office:value="6223.0"/>
          <table:table-cell office:value-type="float" office:value="18192.0"/>
          <table:table-cell office:value-type="float" office:value="103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8.543"/>
          <table:table-cell office:value-type="float" office:value="698.283"/>
          <table:table-cell office:value-type="float" office:value="698.22"/>
          <table:table-cell office:value-type="float" office:value="41693400.0"/>
          <table:table-cell office:value-type="float" office:value="0.0"/>
          <table:table-cell office:value-type="float" office:value="90004.0"/>
          <table:table-cell office:value-type="float" office:value="13671268.0"/>
          <table:table-cell office:value-type="float" office:value="36.0"/>
          <table:table-cell office:value-type="float" office:value="5494.0"/>
          <table:table-cell office:value-type="float" office:value="15714.0"/>
          <table:table-cell office:value-type="float" office:value="1030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77313"/>
          <table:table-cell office:value-type="float" office:value="4.538"/>
          <table:table-cell office:value-type="float" office:value="4.47"/>
          <table:table-cell office:value-type="float" office:value="213984.0"/>
          <table:table-cell office:value-type="float" office:value="0.0"/>
          <table:table-cell office:value-type="float" office:value="206.0"/>
          <table:table-cell office:value-type="float" office:value="29309.0"/>
          <table:table-cell office:value-type="float" office:value="60.0"/>
          <table:table-cell office:value-type="float" office:value="6223.0"/>
          <table:table-cell office:value-type="float" office:value="18190.0"/>
          <table:table-cell office:value-type="float" office:value="103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.392"/>
          <table:table-cell office:value-type="float" office:value="77.119"/>
          <table:table-cell office:value-type="float" office:value="77.04"/>
          <table:table-cell office:value-type="float" office:value="4835557.0"/>
          <table:table-cell office:value-type="float" office:value="0.0"/>
          <table:table-cell office:value-type="float" office:value="2730.0"/>
          <table:table-cell office:value-type="float" office:value="323293.0"/>
          <table:table-cell office:value-type="float" office:value="60.0"/>
          <table:table-cell office:value-type="float" office:value="6223.0"/>
          <table:table-cell office:value-type="float" office:value="18190.0"/>
          <table:table-cell office:value-type="float" office:value="103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386"/>
          <table:table-cell office:value-type="float" office:value="124.134"/>
          <table:table-cell office:value-type="float" office:value="124.08"/>
          <table:table-cell office:value-type="float" office:value="6747300.0"/>
          <table:table-cell office:value-type="float" office:value="0.0"/>
          <table:table-cell office:value-type="float" office:value="16451.0"/>
          <table:table-cell office:value-type="float" office:value="2662165.0"/>
          <table:table-cell office:value-type="float" office:value="36.0"/>
          <table:table-cell office:value-type="float" office:value="5494.0"/>
          <table:table-cell office:value-type="float" office:value="15712.0"/>
          <table:table-cell office:value-type="float" office:value="1030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22388"/>
          <table:table-cell office:value-type="float" office:value="2.996"/>
          <table:table-cell office:value-type="float" office:value="2.94"/>
          <table:table-cell office:value-type="float" office:value="95975.0"/>
          <table:table-cell office:value-type="float" office:value="0.0"/>
          <table:table-cell office:value-type="float" office:value="339.0"/>
          <table:table-cell office:value-type="float" office:value="38577.0"/>
          <table:table-cell office:value-type="float" office:value="60.0"/>
          <table:table-cell office:value-type="float" office:value="6223.0"/>
          <table:table-cell office:value-type="float" office:value="18183.0"/>
          <table:table-cell office:value-type="float" office:value="103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0367"/>
          <table:table-cell office:value-type="float" office:value="3.108"/>
          <table:table-cell office:value-type="float" office:value="3.04"/>
          <table:table-cell office:value-type="float" office:value="167078.0"/>
          <table:table-cell office:value-type="float" office:value="0.0"/>
          <table:table-cell office:value-type="float" office:value="167.0"/>
          <table:table-cell office:value-type="float" office:value="14307.0"/>
          <table:table-cell office:value-type="float" office:value="60.0"/>
          <table:table-cell office:value-type="float" office:value="6223.0"/>
          <table:table-cell office:value-type="float" office:value="18183.0"/>
          <table:table-cell office:value-type="float" office:value="103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6.011"/>
          <table:table-cell office:value-type="float" office:value="395.769"/>
          <table:table-cell office:value-type="float" office:value="395.71"/>
          <table:table-cell office:value-type="float" office:value="22329990.0"/>
          <table:table-cell office:value-type="float" office:value="0.0"/>
          <table:table-cell office:value-type="float" office:value="36805.0"/>
          <table:table-cell office:value-type="float" office:value="5284888.0"/>
          <table:table-cell office:value-type="float" office:value="36.0"/>
          <table:table-cell office:value-type="float" office:value="5494.0"/>
          <table:table-cell office:value-type="float" office:value="15705.0"/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